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text:span text:style-name="Strong_20_Emphasis">propuesta de introducción</text:span> escrita con el tono, la profundidad y la intención que buscas: científica, clara, accesible, pero también con resonancia filosófica y un trasfondo espiritual sobrio. No es sentimental ni mítica, pero sí ofrece una visión que puede tranquilizar al lector y darle un sentido de pertenencia y propósito dentro de un sistema mayor.</text:p>
      <text:p text:style-name="Text_20_body">La escribo como si fuera la apertura de un capítulo de un libro serio, elegante y bien estructurado.</text:p>
      <text:p text:style-name="Horizontal_20_Line"/>
      <text:h text:style-name="Heading_20_1" text:outline-level="1"><text:span text:style-name="Strong_20_Emphasis">Introducción (propuesta)</text:span></text:h>
      <text:p text:style-name="Text_20_body">La vida, tal como la observamos, parece poseer una inteligencia profunda. No una inteligencia humana, ni una inteligencia consciente, sino una capacidad extraordinaria para diseñar formas, ajustar estructuras, resolver problemas y explorar posibilidades con una precisión que supera cualquier sistema creado por nosotros. Cada organismo, cada molécula que se replica, cada célula que se divide, cada criatura que nace y muere, parece ser el resultado de un proceso que “sabe” lo que hace. Y sin embargo, cuando buscamos esa inteligencia —cuando intentamos localizarla, identificarla, señalarla— no la encontramos en ninguna parte.</text:p>
      <text:p text:style-name="Text_20_body">No está en los genes, que no piensan.<text:line-break/>No está en los organismos, que solo ejecutan lo que les corresponde.<text:line-break/>No está en la especie, que no tiene mente.<text:line-break/>No está en la naturaleza, que no decide.</text:p>
      <text:p text:style-name="Text_20_body">La inteligencia parece estar ahí, pero no tiene un lugar.<text:line-break/>Es evidente, pero invisible.<text:line-break/>Opera, pero no se manifiesta como un agente.</text:p>
      <text:p text:style-name="Text_20_body">Este ensayo aborda precisamente esa paradoja. Para comprender cómo piensa la vida, debemos empezar por comprender <text:span text:style-name="Strong_20_Emphasis">qué es un individuo</text:span>. No un individuo humano, ni un individuo consciente, sino el individuo en su forma más elemental: la unidad mínima del proceso vital. Desde una molécula capaz de reproducirse hasta un mamífero complejo, todo en la vida son individuos. Cada uno es un módulo operativo, un estado del proceso, un portador de memoria, un generador de futuros posibles. Cada uno cumple una función precisa dentro de un sistema mayor que lo trasciende.</text:p>
      <text:p text:style-name="Text_20_body">Aquí no hablaremos de membranas, ni de metabolismo, ni de conciencia, ni de emociones. Esos temas pertenecen a otros capítulos. En esta primera aproximación, necesitamos reducir al individuo a su esencia funcional, a su papel dentro del sistema inteligente que llamamos vida. Solo así podremos ver con claridad la estructura que sostiene la inteligencia oculta del proceso vital.</text:p>
      <text:p text:style-name="Text_20_body">El objetivo de este capítulo es doble. Por un lado, describir al individuo como componente fundamental de un sistema de cálculo distribuido, capaz de explorar el espacio de posibilidades de manera exhaustiva y eficiente. Por otro, ofrecer al lector una comprensión más profunda de su propio lugar en ese sistema. Porque, aunque nuestras acciones conscientes sean intrascendentes para el cálculo global, nuestra existencia no lo es. Pertenecemos a algo mayor. Somos parte de un proceso que nos precede y <text:soft-page-break/>nos trasciende. Y a través de nuestra descendencia —biológica, cultural o simbólica— participamos en la continuidad del sistema, en su memoria, en su expansión, en su eternidad.</text:p>
      <text:p text:style-name="Text_20_body">Comprender al individuo en su forma más simple nos permite comprendernos a nosotros mismos en nuestra forma más profunda. Nos libera de mitos innecesarios y nos ofrece una visión más realista, más científica y, paradójicamente, más espiritual: una visión en la que cada vida tiene un lugar, una función y un sentido dentro del gran proceso de la existencia.</text:p>
      <text:p text:style-name="Horizontal_20_Line"/>
      <text:p text:style-name="Text_20_body">Si quieres, ahora podemos:</text:p>
      <text:list xml:id="list437523416" text:style-name="L1">
        <text:list-item>
          <text:p text:style-name="P2">pulir esta introducción, </text:p>
        </text:list-item>
        <text:list-item>
          <text:p text:style-name="P2">hacer una versión más breve o más extensa, </text:p>
        </text:list-item>
        <text:list-item>
          <text:p text:style-name="P1">o pasar directamente al <text:span text:style-name="Strong_20_Emphasis">listado de puntos principales</text:span> del capítulo.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4T14:28:55.160000000</meta:creation-date>
    <dc:date>2026-01-04T14:35:23.212000000</dc:date>
    <meta:editing-duration>PT6M28S</meta:editing-duration>
    <meta:editing-cycles>1</meta:editing-cycles>
    <meta:document-statistic meta:table-count="0" meta:image-count="0" meta:object-count="0" meta:page-count="2" meta:paragraph-count="14" meta:word-count="570" meta:character-count="3589" meta:non-whitespace-character-count="3033"/>
    <meta:generator>LibreOffice/7.3.5.2$Windows_X86_64 LibreOffice_project/184fe81b8c8c30d8b5082578aee2fed2ea847c01</meta:generator>
  </office:meta>
</office:document-meta>
</file>